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Z HIDALGO, CRISTHOFER ADDER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EZ HIDALGO, CRISTHOFER ADDER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300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84518101</text:p>
          </table:table-cell>
          <table:table-cell table:style-name="Tabla2.A2" office:value-type="string">
            <text:p text:style-name="P9">19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8547219</text:p>
          </table:table-cell>
          <table:table-cell table:style-name="Tabla2.A2" office:value-type="string">
            <text:p text:style-name="P9">5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2:51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